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AnswerStyleStubbing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AnswerStyleStubbing.getAnsw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AnswerStyleStubbing.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AnswerStyleStubbing.getStubbingStrict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AnswerStyleStubbing.setAnswers( List &lt; Answer &lt; ? &gt; &gt; answers , Strictness stubbing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